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imes" svg:font-family="Times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2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3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4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5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6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7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8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9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10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11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12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13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14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15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16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17" style:family="paragraph" style:parent-style-name="Standard" style:list-style-name="RTF_5f_Num_20_2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  <style:style style:name="P18" style:family="paragraph" style:parent-style-name="Standard" style:list-style-name="RTF_5f_Num_20_2" style:master-page-name="Standard_20__28_user_29_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fo:font-style="italic" style:text-underline-style="solid" style:text-underline-width="auto" style:text-underline-color="font-color" fo:font-weight="bold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RTF_5f_Num_20_2">
        <text:list-item>
          <text:p text:style-name="P18">first</text:p>
        </text:list-item>
        <text:list-item>
          <text:p text:style-name="P1">second</text:p>
        </text:list-item>
        <text:list-item>
          <text:p text:style-name="P1">third</text:p>
        </text:list-item>
        <text:list-item>
          <text:p text:style-name="P1">fourth</text:p>
        </text:list-item>
        <text:list-item>
          <text:p text:style-name="P1">fifth</text:p>
        </text:list-item>
        <text:list-item>
          <text:p text:style-name="P1">sixth</text:p>
        </text:list-item>
        <text:list-item>
          <text:p text:style-name="P1">seventh</text:p>
        </text:list-item>
        <text:list-item>
          <text:p text:style-name="P1">eighth</text:p>
        </text:list-item>
        <text:list-item>
          <text:p text:style-name="P1">nineth</text:p>
        </text:list-item>
        <text:list-item>
          <text:p text:style-name="P1">tenth</text:p>
        </text:list-item>
        <text:list-item>
          <text:p text:style-name="P1">eleventh</text:p>
        </text:list-item>
        <text:list-item>
          <text:p text:style-name="P1">twelweth</text:p>
        </text:list-item>
        <text:list-item>
          <text:p text:style-name="P1">thirteenth</text:p>
        </text:list-item>
        <text:list-item>
          <text:p text:style-name="P1">fourteenth</text:p>
        </text:list-item>
        <text:list-item>
          <text:p text:style-name="P1">fiveteenth</text:p>
        </text:list-item>
        <text:list-item>
          <text:p text:style-name="P1">sixteenth</text:p>
        </text:list-item>
        <text:list-item>
          <text:p text:style-name="P1">seventeenth</text:p>
        </text:list-item>
        <text:list-item>
          <text:p text:style-name="P1">eighteenth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imes" svg:font-family="Times"/>
    <style:font-face style:name="Times New Roman" svg:font-family="'Times New Roman'" style:font-family-generic="roman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2cm" style:writing-mode="page"/>
      <style:text-properties style:use-window-font-color="true" style:font-name="Times New Roman" fo:font-size="12pt" fo:language="pl" fo:country="PL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ideograph-alpha"/>
      <style:text-properties fo:color="#000000" style:font-name="Times New Roman" fo:font-size="12pt" fo:language="en" fo:country="US" style:font-name-asian="Lucida Sans Unicode" style:language-asian="en" style:country-asian="US" style:font-name-complex="Tahoma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Numbering_20_Symbols" style:display-name="Numbering Symbols" style:family="text">
      <style:text-properties fo:color="#000000" style:font-name="Times New Roman" fo:font-size="12pt" fo:language="en" fo:country="US" style:font-name-asian="Lucida Sans Unicode" style:language-asian="en" style:country-asian="US" style:font-name-complex="Tahoma" style:font-size-complex="12pt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2_20_10" style:display-name="RTF_Num 2 10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text:style-name="RTF_5f_Num_20_2_20_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8-09T23:29:00</meta:creation-date>
    <dc:language>pl-PL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8" meta:character-count="132"/>
  </office:meta>
</office:document-meta>
</file>